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entury Schoolbook L" fo:font-size="15pt" fo:font-weight="bold" officeooo:rsid="000b115f" officeooo:paragraph-rsid="000b115f" style:font-size-asian="15pt" style:font-weight-asian="bold" style:font-size-complex="15pt" style:font-weight-complex="bold"/>
    </style:style>
    <style:style style:name="P2" style:family="paragraph" style:parent-style-name="Preformatted_20_Text">
      <style:paragraph-properties fo:text-align="justify" style:justify-single-word="false"/>
      <style:text-properties style:font-name="Liberation Serif1" fo:font-size="12pt" fo:font-weight="normal" officeooo:rsid="000b115f" officeooo:paragraph-rsid="000b115f" style:font-size-asian="10.5pt" style:font-weight-asian="normal" style:font-size-complex="12pt" style:font-weight-complex="normal"/>
    </style:style>
    <style:style style:name="P3" style:family="paragraph" style:parent-style-name="Preformatted_20_Text">
      <style:paragraph-properties fo:text-align="justify" style:justify-single-word="false"/>
      <style:text-properties style:font-name="Liberation Serif1" fo:font-size="12pt" fo:font-weight="normal" officeooo:rsid="000cf311" officeooo:paragraph-rsid="000cf311" style:font-size-asian="10.5pt" style:font-weight-asian="normal" style:font-size-complex="12pt" style:font-weight-complex="normal"/>
    </style:style>
    <style:style style:name="P4" style:family="paragraph" style:parent-style-name="Preformatted_20_Text">
      <style:paragraph-properties fo:text-align="justify" style:justify-single-word="false"/>
      <style:text-properties style:font-name="Liberation Serif1" fo:font-size="12pt" fo:font-weight="normal" officeooo:rsid="000e6540" officeooo:paragraph-rsid="000e6540" style:font-size-asian="10.5pt" style:font-weight-asian="normal" style:font-size-complex="12pt" style:font-weight-complex="normal"/>
    </style:style>
    <style:style style:name="P5" style:family="paragraph" style:parent-style-name="Preformatted_20_Text">
      <style:paragraph-properties fo:text-align="justify" style:justify-single-word="false"/>
      <style:text-properties style:font-name="Liberation Serif1" fo:font-size="12pt" fo:font-weight="normal" officeooo:rsid="0012d3d1" officeooo:paragraph-rsid="0012d3d1" style:font-size-asian="10.5pt" style:font-weight-asian="normal" style:font-size-complex="12pt" style:font-weight-complex="normal"/>
    </style:style>
    <style:style style:name="P6" style:family="paragraph" style:parent-style-name="Preformatted_20_Text">
      <style:paragraph-properties fo:text-align="justify" style:justify-single-word="false"/>
      <style:text-properties style:font-name="Liberation Serif1" fo:font-size="12pt" style:text-underline-style="none" fo:font-weight="normal" officeooo:rsid="000f5962" officeooo:paragraph-rsid="000f5962" style:font-size-asian="10.5pt" style:font-weight-asian="normal" style:font-size-complex="12pt" style:font-weight-complex="normal"/>
    </style:style>
    <style:style style:name="P7" style:family="paragraph" style:parent-style-name="Preformatted_20_Text">
      <style:paragraph-properties fo:text-align="justify" style:justify-single-word="false"/>
      <style:text-properties style:font-name="Liberation Serif1" fo:font-size="12pt" style:text-underline-style="none" fo:font-weight="normal" officeooo:rsid="000fbd0c" officeooo:paragraph-rsid="000fbd0c" style:font-size-asian="10.5pt" style:font-weight-asian="normal" style:font-size-complex="12pt" style:font-weight-complex="normal"/>
    </style:style>
    <style:style style:name="P8" style:family="paragraph" style:parent-style-name="Preformatted_20_Text">
      <style:paragraph-properties fo:text-align="justify" style:justify-single-word="false"/>
      <style:text-properties style:font-name="Liberation Serif1" fo:font-size="12pt" style:text-underline-style="none" fo:font-weight="normal" officeooo:rsid="00105e37" officeooo:paragraph-rsid="00105e37" style:font-size-asian="10.5pt" style:font-weight-asian="normal" style:font-size-complex="12pt" style:font-weight-complex="normal"/>
    </style:style>
    <style:style style:name="P9" style:family="paragraph" style:parent-style-name="Preformatted_20_Text">
      <style:paragraph-properties fo:text-align="justify" style:justify-single-word="false"/>
      <style:text-properties style:font-name="Liberation Serif1" fo:font-size="12pt" style:text-underline-style="none" fo:font-weight="normal" officeooo:rsid="0011a4b4" officeooo:paragraph-rsid="0011a4b4" style:font-size-asian="10.5pt" style:font-weight-asian="normal" style:font-size-complex="12pt" style:font-weight-complex="normal"/>
    </style:style>
    <style:style style:name="P10" style:family="paragraph" style:parent-style-name="Preformatted_20_Text">
      <style:paragraph-properties fo:text-align="justify" style:justify-single-word="false"/>
      <style:text-properties style:font-name="Liberation Serif1" fo:font-size="12pt" style:text-underline-style="none" fo:font-weight="normal" officeooo:rsid="0011aeb8" officeooo:paragraph-rsid="0011aeb8" style:font-size-asian="10.5pt" style:font-weight-asian="normal" style:font-size-complex="12pt" style:font-weight-complex="normal"/>
    </style:style>
    <style:style style:name="P11" style:family="paragraph" style:parent-style-name="Preformatted_20_Text">
      <style:paragraph-properties fo:text-align="justify" style:justify-single-word="false"/>
      <style:text-properties style:font-name="Liberation Serif1" fo:font-size="12pt" style:text-underline-style="none" fo:font-weight="normal" officeooo:rsid="0012bd7e" officeooo:paragraph-rsid="0012bd7e" style:font-size-asian="10.5pt" style:font-weight-asian="normal" style:font-size-complex="12pt" style:font-weight-complex="normal"/>
    </style:style>
    <style:style style:name="P12" style:family="paragraph" style:parent-style-name="Preformatted_20_Text">
      <style:paragraph-properties fo:text-align="justify" style:justify-single-word="false"/>
      <style:text-properties officeooo:paragraph-rsid="0012d3d1"/>
    </style:style>
    <style:style style:name="P13" style:family="paragraph" style:parent-style-name="Preformatted_20_Text">
      <style:paragraph-properties fo:text-align="justify" style:justify-single-word="false"/>
      <style:text-properties style:font-name="Liberation Serif1" fo:font-size="12pt" style:text-underline-style="solid" style:text-underline-width="auto" style:text-underline-color="font-color" fo:font-weight="normal" officeooo:rsid="000e6540" officeooo:paragraph-rsid="000e6540" style:font-size-asian="10.5pt" style:font-weight-asian="normal" style:font-size-complex="12pt" style:font-weight-complex="normal"/>
    </style:style>
    <style:style style:name="P14" style:family="paragraph" style:parent-style-name="Preformatted_20_Text">
      <style:paragraph-properties fo:text-align="justify" style:justify-single-word="false"/>
      <style:text-properties style:font-name="Liberation Serif1" fo:font-size="12pt" style:text-underline-style="none" fo:font-weight="normal" officeooo:rsid="0012bd7e" officeooo:paragraph-rsid="0012bd7e" style:font-size-asian="10.5pt" style:font-weight-asian="normal" style:font-size-complex="12pt" style:font-weight-complex="normal"/>
    </style:style>
    <style:style style:name="P15" style:family="paragraph" style:parent-style-name="Preformatted_20_Text">
      <style:paragraph-properties fo:text-align="justify" style:justify-single-word="false"/>
      <style:text-properties style:font-name="Liberation Serif1" fo:font-size="12pt" style:text-underline-style="none" fo:font-weight="normal" officeooo:rsid="0016252b" officeooo:paragraph-rsid="0016252b" style:font-size-asian="10.5pt" style:font-weight-asian="normal" style:font-size-complex="12pt" style:font-weight-complex="normal"/>
    </style:style>
    <style:style style:name="P16" style:family="paragraph" style:parent-style-name="Preformatted_20_Text">
      <style:paragraph-properties fo:text-align="justify" style:justify-single-word="false"/>
      <style:text-properties style:font-name="Liberation Serif1" fo:font-size="12pt" style:text-underline-style="none" fo:font-weight="normal" officeooo:rsid="00179f68" officeooo:paragraph-rsid="00179f68" style:font-size-asian="10.5pt" style:font-weight-asian="normal" style:font-size-complex="12pt" style:font-weight-complex="normal"/>
    </style:style>
    <style:style style:name="P17" style:family="paragraph" style:parent-style-name="Preformatted_20_Text">
      <style:paragraph-properties fo:text-align="justify" style:justify-single-word="false"/>
      <style:text-properties style:font-name="Liberation Serif1" fo:font-size="12pt" style:text-underline-style="none" fo:font-weight="normal" officeooo:rsid="00105e37" officeooo:paragraph-rsid="00105e37" style:font-size-asian="10.5pt" style:font-weight-asian="normal" style:font-size-complex="12pt" style:font-weight-complex="normal"/>
    </style:style>
    <style:style style:name="P18" style:family="paragraph" style:parent-style-name="Preformatted_20_Text">
      <style:paragraph-properties fo:text-align="justify" style:justify-single-word="false"/>
      <style:text-properties style:font-name="Liberation Serif1" fo:font-size="12pt" style:text-underline-style="none" fo:font-weight="normal" officeooo:rsid="0016252b" officeooo:paragraph-rsid="0016252b" style:font-name-asian="Nimbus Mono L" style:font-size-asian="10.5pt" style:font-weight-asian="normal" style:font-name-complex="Liberation Mono" style:font-size-complex="12pt" style:font-weight-complex="normal"/>
    </style:style>
    <style:style style:name="P19" style:family="paragraph" style:parent-style-name="Preformatted_20_Text">
      <style:paragraph-properties fo:text-align="justify" style:justify-single-word="false"/>
      <style:text-properties style:font-name="Liberation Serif1" fo:font-size="12pt" style:text-underline-style="none" fo:font-weight="normal" officeooo:rsid="00179f68" officeooo:paragraph-rsid="00179f68" style:font-name-asian="Nimbus Mono L" style:font-size-asian="10.5pt" style:font-weight-asian="normal" style:font-name-complex="Liberation Mono" style:font-size-complex="12pt" style:font-weight-complex="normal"/>
    </style:style>
    <style:style style:name="P20" style:family="paragraph" style:parent-style-name="Preformatted_20_Text">
      <style:paragraph-properties fo:text-align="justify" style:justify-single-word="false"/>
      <style:text-properties style:font-name="Liberation Serif1" fo:font-size="12pt" style:text-underline-style="none" fo:font-weight="normal" officeooo:rsid="00194d01" officeooo:paragraph-rsid="00194d01" style:font-name-asian="Nimbus Mono L" style:font-size-asian="10.5pt" style:font-weight-asian="normal" style:font-name-complex="Liberation Mono" style:font-size-complex="12pt" style:font-weight-complex="normal"/>
    </style:style>
    <style:style style:name="P21" style:family="paragraph" style:parent-style-name="Preformatted_20_Text">
      <style:paragraph-properties fo:text-align="justify" style:justify-single-word="false"/>
      <style:text-properties style:font-name="Liberation Serif1" fo:font-size="12pt" style:text-underline-style="none" fo:font-weight="normal" officeooo:rsid="001dd4c0" officeooo:paragraph-rsid="001dd4c0" style:font-name-asian="Nimbus Mono L" style:font-size-asian="10.5pt" style:font-weight-asian="normal" style:font-name-complex="Liberation Mono" style:font-size-complex="12pt" style:font-weight-complex="normal"/>
    </style:style>
    <style:style style:name="P22" style:family="paragraph" style:parent-style-name="Preformatted_20_Text">
      <style:paragraph-properties fo:text-align="justify" style:justify-single-word="false"/>
      <style:text-properties style:font-name="Liberation Serif1" fo:font-size="12pt" fo:font-weight="normal" officeooo:paragraph-rsid="00194d01"/>
    </style:style>
    <style:style style:name="P23" style:family="paragraph" style:parent-style-name="Preformatted_20_Text">
      <style:paragraph-properties fo:text-align="justify" style:justify-single-word="false"/>
      <style:text-properties officeooo:paragraph-rsid="0016252b"/>
    </style:style>
    <style:style style:name="P24" style:family="paragraph" style:parent-style-name="Preformatted_20_Text">
      <style:paragraph-properties fo:text-align="justify" style:justify-single-word="false"/>
      <style:text-properties officeooo:paragraph-rsid="001dd4c0"/>
    </style:style>
    <style:style style:name="P25" style:family="paragraph" style:parent-style-name="Preformatted_20_Text">
      <style:paragraph-properties fo:text-align="justify" style:justify-single-word="false"/>
      <style:text-properties officeooo:rsid="001dd4c0" officeooo:paragraph-rsid="001dd4c0"/>
    </style:style>
    <style:style style:name="P26" style:family="paragraph" style:parent-style-name="Preformatted_20_Text">
      <style:paragraph-properties fo:text-align="justify" style:justify-single-word="false"/>
      <style:text-properties officeooo:rsid="001f42fd" officeooo:paragraph-rsid="001f42fd"/>
    </style:style>
    <style:style style:name="P27" style:family="paragraph" style:parent-style-name="Preformatted_20_Text">
      <style:paragraph-properties fo:margin-top="0in" fo:margin-bottom="0.1965in" loext:contextual-spacing="false"/>
    </style:style>
    <style:style style:name="T1" style:family="text">
      <style:text-properties officeooo:rsid="000fbd0c"/>
    </style:style>
    <style:style style:name="T2" style:family="text">
      <style:text-properties style:font-name="Liberation Serif1" fo:font-size="12pt" fo:font-weight="normal" officeooo:rsid="0012d3d1" style:font-size-asian="10.5pt" style:font-weight-asian="normal" style:font-size-complex="12pt" style:font-weight-complex="normal"/>
    </style:style>
    <style:style style:name="T3" style:family="text">
      <style:text-properties style:font-name="Liberation Serif1" fo:font-size="12pt" style:text-underline-style="none" fo:font-weight="normal" officeooo:rsid="0016252b" style:font-size-asian="10.5pt" style:font-weight-asian="normal" style:font-size-complex="12pt" style:font-weight-complex="normal"/>
    </style:style>
    <style:style style:name="T4" style:family="text">
      <style:text-properties style:font-name="Liberation Serif1" fo:font-size="12pt" style:text-underline-style="none" fo:font-weight="normal" style:font-name-asian="Nimbus Mono L" style:font-size-asian="10.5pt" style:font-weight-asian="normal" style:font-name-complex="Liberation Mono" style:font-size-complex="12pt" style:font-weight-complex="normal"/>
    </style:style>
    <style:style style:name="T5" style:family="text">
      <style:text-properties style:font-name="Liberation Serif1" fo:font-size="12pt" style:text-underline-style="none" fo:font-weight="normal" officeooo:rsid="0016252b" style:font-name-asian="Nimbus Mono L" style:font-size-asian="10.5pt" style:font-weight-asian="normal" style:font-name-complex="Liberation Mono" style:font-size-complex="12pt" style:font-weight-complex="normal"/>
    </style:style>
    <style:style style:name="T6" style:family="text">
      <style:text-properties style:font-name="Liberation Serif1" fo:font-size="12pt" style:text-underline-style="none" fo:font-weight="normal" officeooo:rsid="001dd4c0" style:font-name-asian="Nimbus Mono L" style:font-size-asian="10.5pt" style:font-weight-asian="normal" style:font-name-complex="Liberation Mono" style:font-size-complex="12pt" style:font-weight-complex="normal"/>
    </style:style>
    <style:style style:name="T7" style:family="text">
      <style:text-properties officeooo:rsid="00129d29"/>
    </style:style>
    <style:style style:name="T8" style:family="text">
      <style:text-properties fo:color="#0000cd"/>
    </style:style>
    <style:style style:name="T9" style:family="text">
      <style:text-properties fo:color="#a52a2a"/>
    </style:style>
    <style:style style:name="T10" style:family="text">
      <style:text-properties fo:color="#000000"/>
    </style:style>
    <style:style style:name="T11" style:family="text">
      <style:text-properties fo:color="#9cdcfe" style:font-name="Droid Sans Mono" fo:font-size="10.5pt" officeooo:rsid="00179f68" fo:background-color="#1e1e1e" loext:char-shading-value="0"/>
    </style:style>
    <style:style style:name="T12" style:family="text">
      <style:text-properties fo:color="#9cdcfe"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13" style:family="text">
      <style:text-properties fo:color="#d4d4d4" style:font-name="Droid Sans Mono" fo:font-size="10.5pt" fo:background-color="#1e1e1e" loext:char-shading-value="0"/>
    </style:style>
    <style:style style:name="T14" style:family="text">
      <style:text-properties fo:color="#d4d4d4" style:font-name="Droid Sans Mono" fo:font-size="10.5pt" officeooo:rsid="00179f68" fo:background-color="#1e1e1e" loext:char-shading-value="0"/>
    </style:style>
    <style:style style:name="T15" style:family="text">
      <style:text-properties fo:color="#d4d4d4"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16" style:family="text">
      <style:text-properties fo:color="#dcdcaa" style:font-name="Droid Sans Mono" fo:font-size="10.5pt" fo:background-color="#1e1e1e" loext:char-shading-value="0"/>
    </style:style>
    <style:style style:name="T17" style:family="text">
      <style:text-properties fo:color="#dcdcaa" style:font-name="Droid Sans Mono" fo:font-size="10.5pt" officeooo:rsid="00179f68" fo:background-color="#1e1e1e" loext:char-shading-value="0"/>
    </style:style>
    <style:style style:name="T18" style:family="text">
      <style:text-properties fo:color="#dcdcaa"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19" style:family="text">
      <style:text-properties fo:color="#ce9178" style:font-name="Droid Sans Mono" fo:font-size="10.5pt" fo:background-color="#1e1e1e" loext:char-shading-value="0"/>
    </style:style>
    <style:style style:name="T20" style:family="text">
      <style:text-properties fo:color="#ce9178" style:font-name="Droid Sans Mono" fo:font-size="10.5pt" officeooo:rsid="00179f68" fo:background-color="#1e1e1e" loext:char-shading-value="0"/>
    </style:style>
    <style:style style:name="T21" style:family="text">
      <style:text-properties fo:color="#ce9178"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22" style:family="text">
      <style:text-properties fo:color="#b5cea8" style:font-name="Droid Sans Mono" fo:font-size="10.5pt" officeooo:rsid="00179f68" fo:background-color="#1e1e1e" loext:char-shading-value="0"/>
    </style:style>
    <style:style style:name="T23" style:family="text">
      <style:text-properties style:text-underline-style="none" officeooo:rsid="00194d01" style:font-name-asian="Nimbus Mono L" style:font-size-asian="10.5pt" style:font-weight-asian="normal" style:font-name-complex="Liberation Mono"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P RESUMEN</text:p>
      <text:p text:style-name="P1"/>
      <text:p text:style-name="P2">Para utilizar php, se necesita de un servidor web al cual enviarle la salida. En nuestro caso usamos apache. Php puede usarse en conjunto con html para generar mejores resultados. Todo archivo de php debe comenzar y terminar con una etiqueta &lt;?php?&gt;</text:p>
      <text:p text:style-name="P2"/>
      <text:p text:style-name="P2">Ejemplo : &lt;?php </text:p>
      <text:p text:style-name="P2"><text:tab/><text:tab/>echo “Hello World”;</text:p>
      <text:p text:style-name="P2"><text:tab/> <text:s text:c="3"/>?&gt; </text:p>
      <text:p text:style-name="P2"/>
      <text:p text:style-name="P2">Las variables en Php deben seguir ciertas reglas:</text:p>
      <text:p text:style-name="P2"/>
      <text:p text:style-name="P2">Empiezan con signo de dollar: $variable;</text:p>
      <text:p text:style-name="P2">No pueden contener guiones al comienzo, numeros <text:s/>ni tampoco tener espacios.</text:p>
      <text:p text:style-name="P2">Php es case sensitive</text:p>
      <text:p text:style-name="P2"/>
      <text:p text:style-name="P3">Php es un lenguaje no tipado, por lo que para crear variables simplemente nos valemos del nombre que empieza con el signo $.</text:p>
      <text:p text:style-name="P3"/>
      <text:p text:style-name="P4">Para crear constantes se utiliza la funcion define. Esta funcion recibe dos argumentos, el primero es el nombre de la constante y el segundo el valor.</text:p>
      <text:p text:style-name="P4">Ejemplo : define(“PI”, 3.14);</text:p>
      <text:p text:style-name="P4"/>
      <text:p text:style-name="P4">Note que a diferencia de las variables, las constantes no llevan el signo de dollar al comienzo.</text:p>
      <text:p text:style-name="P4"/>
      <text:p text:style-name="P5">Tambien puedes definir constantes con la palabra reservada const:</text:p>
      <text:p text:style-name="P12"><text:span text:style-name="T2">ejemplo: </text:span><text:span text:style-name="T8">const</text:span><text:span text:style-name="T10"> LEAVING_MESSAGE = </text:span><text:span text:style-name="T9">"Thank you for visiting W3Schools.com!"</text:span><text:span text:style-name="T10">;</text:span></text:p>
      <text:p text:style-name="P13"/>
      <text:p text:style-name="P6">Los strings en Php comienzan y terminan con comillas dobles o comillas simples. <text:span text:style-name="T1">Sin embargo, hay una diferencia en cuanto se usa las comillas dobles o comillas simples. Cuando tenemos variables y la ponemos dentro de comillas dobles, estas tomaran el valor de la variable. Por otra parte, cuando tenemos comillas simples, solo tomara literalmente el nombre de la variable. </text:span></text:p>
      <text:p text:style-name="P7">Ejemplo: </text:p>
      <text:p text:style-name="P7">echo "name double quotes: $name”; output: <text:s/>name double quotes: valor</text:p>
      <text:p text:style-name="P7">echo 'name single quotes: $name'; output: name single quotes: $name</text:p>
      <text:p text:style-name="P6"/>
      <text:p text:style-name="P6">Para concatenar strings, se utiliza el punto .</text:p>
      <text:p text:style-name="P6">Ejemplo: $string1 = “red”;</text:p>
      <text:p text:style-name="P6"><text:tab/> <text:s text:c="3"/>$string2 = “car”;</text:p>
      <text:p text:style-name="P6"><text:soft-page-break/><text:tab/> <text:s text:c="3"/>$string3 = $string2. “ “ . $string2; <text:s/></text:p>
      <text:p text:style-name="P6"/>
      <text:p text:style-name="P8">es buena practica encerrar las variables dentro de llaves para no confundir con el texto.</text:p>
      <text:p text:style-name="P8">Ejemplo : echo “The name is: {$name}”;</text:p>
      <text:p text:style-name="P8"/>
      <text:p text:style-name="P8">El operador . Puede usarse a la hora de concatenar de una manera mas simple como:</text:p>
      <text:p text:style-name="P8"><text:tab/>ejemplo:</text:p>
      <text:p text:style-name="P8"><text:tab/>$phrase1 = "The students were thinking in ";</text:p>
      <text:p text:style-name="P8"><text:tab/>$phrase2 = "steal the exam from the director's office";</text:p>
      <text:p text:style-name="P8"><text:tab/>$phrase = $phrase1;</text:p>
      <text:p text:style-name="P8"><text:tab/>$phrase .= $phrase2;</text:p>
      <text:p text:style-name="P8"/>
      <text:p text:style-name="P16">Strings:</text:p>
      <text:p text:style-name="P8">Funciones utiles para el manejo de strings son:</text:p>
      <text:p text:style-name="P8">ucfirst(string); //convierte la primera letra a mayus</text:p>
      <text:p text:style-name="P8">ucwords(string); //convierte las primeras letras de todos los strings </text:p>
      <text:p text:style-name="P9">strtolower(string); //convierte todo el string a minus</text:p>
      <text:p text:style-name="P9">strtoupper(string); // converte todo el string a mayus</text:p>
      <text:p text:style-name="P10"><text:span text:style-name="T7">str_</text:span>repeat(string, count); //repite el string count veces.</text:p>
      <text:p text:style-name="P10">substr(string, rangemin, rangemax); //retorna un substr del string original dado un rango especifico</text:p>
      <text:p text:style-name="P10">strpos(string, stringToFind); // busca la posicion de una palabra dentro del string <text:span text:style-name="T7">y regresa el numero en donde empieza </text:span></text:p>
      <text:p text:style-name="P10">strchr(string, char); //busca un carácter especifico en el string</text:p>
      <text:p text:style-name="P11">strlen(string); //regresa el tamano del string</text:p>
      <text:p text:style-name="P11">trim(string); // Elimina espacios en blancos antes y despues del string</text:p>
      <text:p text:style-name="P11">strstr(string, word); //regresa un string despues de encontrar la palabra especificada</text:p>
      <text:p text:style-name="P11">str_replace(wordInString, wordToChange, string); // cambia una palabra en el string por otra</text:p>
      <text:p text:style-name="P11"/>
      <text:p text:style-name="P16">Numeros</text:p>
      <text:p text:style-name="P15">En php existen valores numericos tipo reales y enteros. Los reales son aquellos caracterizados por contener puntos decimales. Las funciones usadas para manejar numeros son: </text:p>
      <text:p text:style-name="P15">ceil(number) : redondea un numero decimal al valor arriba mas cercano</text:p>
      <text:p text:style-name="P15">floor(number): redonde un numero decimal al valor de abajo mas cercano</text:p>
      <text:p text:style-name="P15">is_integer(number): retorna 1 si el numero es entero 0 si no lo es</text:p>
      <text:p text:style-name="P23"><text:span text:style-name="T3">is_</text:span><text:span text:style-name="T5">float</text:span><text:span text:style-name="T3">(number): retorna 1 si el numero es </text:span><text:span text:style-name="T5">float</text:span><text:span text:style-name="T3"> 0 si no lo es</text:span></text:p>
      <text:p text:style-name="P23"><text:span text:style-name="T3">is_</text:span><text:span text:style-name="T5">double</text:span><text:span text:style-name="T3">(number): retorna 1 si el numero es </text:span><text:span text:style-name="T5">double</text:span><text:span text:style-name="T3"> 0 si no lo es</text:span></text:p>
      <text:p text:style-name="P23"><text:span text:style-name="T3">is_</text:span><text:span text:style-name="T5">numeric</text:span><text:span text:style-name="T3">(number): retorna 1 si es un numero 0 si no lo es</text:span></text:p>
      <text:p text:style-name="P18"><text:soft-page-break/>decbin(number): transforma un numero decimal a binario</text:p>
      <text:p text:style-name="P18">bindec(number): transforma un numero binario a decimal</text:p>
      <text:p text:style-name="P18">sqrt(float number): <text:s/>saca la raiz cuadrada de un numero</text:p>
      <text:p text:style-name="P18">pow(number, exp): eleva el numero al exp.</text:p>
      <text:p text:style-name="P18">abs(number): devuelve el valor absoluto del numero</text:p>
      <text:p text:style-name="P18">fmod(float number, float number2): devuelve el residuo de una division (modulo)</text:p>
      <text:p text:style-name="P18">rand(number min, number max): devuelve un numero aleatorio dentro de un rango especificado</text:p>
      <text:p text:style-name="P18"/>
      <text:p text:style-name="P19">Arrays:</text:p>
      <text:p text:style-name="P19">Los arrays en php son dinamicos, es decir no poseen un tamano estatico, van creciendo a medida que se requiere. Ademas de ser dinamicos, al ser php un lenguaje no tipado, esto quiere decir que los arrays pueden sostener cualquier tipo. Podemos tener arrays mixtos que sostengan strings con numeros y a su vez arreglos de cualquier tipo.</text:p>
      <text:p text:style-name="P20">Ejemplo: <text:span text:style-name="T11">$food_arr</text:span><text:span text:style-name="T14"> = </text:span><text:span text:style-name="T17">array</text:span><text:span text:style-name="T14">(</text:span><text:span text:style-name="T20">"Pizza"</text:span><text:span text:style-name="T14">, </text:span><text:span text:style-name="T22">10</text:span><text:span text:style-name="T14">, </text:span><text:span text:style-name="T22">15</text:span><text:span text:style-name="T14">, </text:span><text:span text:style-name="T20">"Burguer"</text:span><text:span text:style-name="T14">, </text:span><text:span text:style-name="T17">array</text:span><text:span text:style-name="T14">(</text:span><text:span text:style-name="T20">"Asian"</text:span><text:span text:style-name="T14">, </text:span><text:span text:style-name="T20">"Italian"</text:span><text:span text:style-name="T14">, </text:span><text:span text:style-name="T20">"American"</text:span><text:span text:style-name="T14">), </text:span><text:span text:style-name="T22">2.199</text:span><text:span text:style-name="T14">);</text:span></text:p>
      <text:p text:style-name="P19"/>
      <text:p text:style-name="P19">Una funcion realmente util para ver como esta compuesta la estructura de una array es print_r, esta funcion realmente imprime la descripcion de una variable. </text:p>
      <text:p text:style-name="P20">print_r:</text:p>
      <text:p text:style-name="P19">Array</text:p>
      <text:p text:style-name="Preformatted_20_Text">(</text:p>
      <text:p text:style-name="Preformatted_20_Text"><text:s text:c="4"/>[0] =&gt; Pizza</text:p>
      <text:p text:style-name="Preformatted_20_Text"><text:s text:c="4"/>[1] =&gt; 10</text:p>
      <text:p text:style-name="Preformatted_20_Text"><text:s text:c="4"/>[2] =&gt; 15</text:p>
      <text:p text:style-name="Preformatted_20_Text"><text:s text:c="4"/>[3] =&gt; Burguer</text:p>
      <text:p text:style-name="Preformatted_20_Text"><text:s text:c="4"/>[4] =&gt; Array</text:p>
      <text:p text:style-name="Preformatted_20_Text"><text:s text:c="8"/>(</text:p>
      <text:p text:style-name="Preformatted_20_Text"><text:s text:c="12"/>[0] =&gt; Asian</text:p>
      <text:p text:style-name="Preformatted_20_Text"><text:s text:c="12"/>[1] =&gt; Italian</text:p>
      <text:p text:style-name="Preformatted_20_Text"><text:s text:c="12"/>[2] =&gt; American</text:p>
      <text:p text:style-name="Preformatted_20_Text"><text:s text:c="8"/>)</text:p>
      <text:p text:style-name="Preformatted_20_Text"/>
      <text:p text:style-name="Preformatted_20_Text"><text:s text:c="4"/>[5] =&gt; 2.199</text:p>
      <text:p text:style-name="P27">)</text:p>
      <text:p text:style-name="P19"/>
      <text:p text:style-name="P20">Dentro de php, tambien podemos tener arrays asociativos que nos van a permitir tener un key value pair. Es decir, podemos simplemente acceder al elemento de un array utilizando una key. Esto resulta muy util al manejar arreglos complejos. </text:p>
      <text:p text:style-name="P22"><text:span text:style-name="T23">Ejemplos : </text:span><text:span text:style-name="T12">$food_asoc</text:span><text:span text:style-name="T15"> = </text:span><text:span text:style-name="T18">array</text:span><text:span text:style-name="T15">(</text:span><text:span text:style-name="T21">"Asian"</text:span><text:span text:style-name="T15"> =&gt; </text:span><text:span text:style-name="T18">array</text:span><text:span text:style-name="T15">(</text:span><text:span text:style-name="T21">"Sushi"</text:span><text:span text:style-name="T15">, </text:span><text:span text:style-name="T21">"Ramen"</text:span><text:span text:style-name="T15">), </text:span><text:span text:style-name="T21">"American"</text:span><text:span text:style-name="T15"> =&gt; </text:span><text:span text:style-name="T18">array</text:span><text:span text:style-name="T15">(</text:span><text:span text:style-name="T21">"Burguer"</text:span><text:span text:style-name="T15">, </text:span><text:span text:style-name="T21">"Hotdogs"</text:span><text:span text:style-name="T15">), </text:span><text:span text:style-name="T19">"Italian"</text:span><text:span text:style-name="T13"> =&gt; </text:span><text:span text:style-name="T16">array</text:span><text:span text:style-name="T13">(</text:span><text:span text:style-name="T19">"Pizza"</text:span><text:span text:style-name="T13">, </text:span><text:span text:style-name="T19">"Pasta"</text:span><text:span text:style-name="T13">));</text:span></text:p>
      <text:p text:style-name="P20"/>
      <text:p text:style-name="P20">estructura: </text:p>
      <text:p text:style-name="P20">Array</text:p>
      <text:p text:style-name="Preformatted_20_Text"><text:soft-page-break/>(</text:p>
      <text:p text:style-name="Preformatted_20_Text"><text:s text:c="4"/>[Asian] =&gt; Array</text:p>
      <text:p text:style-name="Preformatted_20_Text"><text:s text:c="8"/>(</text:p>
      <text:p text:style-name="Preformatted_20_Text"><text:s text:c="12"/>[0] =&gt; Sushi</text:p>
      <text:p text:style-name="Preformatted_20_Text"><text:s text:c="12"/>[1] =&gt; Ramen</text:p>
      <text:p text:style-name="Preformatted_20_Text"><text:s text:c="8"/>)</text:p>
      <text:p text:style-name="Preformatted_20_Text"/>
      <text:p text:style-name="Preformatted_20_Text"><text:s text:c="4"/>[American] =&gt; Array</text:p>
      <text:p text:style-name="Preformatted_20_Text"><text:s text:c="8"/>(</text:p>
      <text:p text:style-name="Preformatted_20_Text"><text:s text:c="12"/>[0] =&gt; Burguer</text:p>
      <text:p text:style-name="Preformatted_20_Text"><text:s text:c="12"/>[1] =&gt; Hotdogs</text:p>
      <text:p text:style-name="Preformatted_20_Text"><text:s text:c="8"/>)</text:p>
      <text:p text:style-name="Preformatted_20_Text"/>
      <text:p text:style-name="Preformatted_20_Text"><text:s text:c="4"/>[Italian] =&gt; Array</text:p>
      <text:p text:style-name="Preformatted_20_Text"><text:s text:c="8"/>(</text:p>
      <text:p text:style-name="Preformatted_20_Text"><text:s text:c="12"/>[0] =&gt; Pizza</text:p>
      <text:p text:style-name="Preformatted_20_Text"><text:s text:c="12"/>[1] =&gt; Pasta</text:p>
      <text:p text:style-name="Preformatted_20_Text"><text:s text:c="8"/>)</text:p>
      <text:p text:style-name="Preformatted_20_Text"/>
      <text:p text:style-name="P27">)</text:p>
      <text:p text:style-name="P21">Funciones para arrays:</text:p>
      <text:p text:style-name="P21"/>
      <text:p text:style-name="P21">array_push(array, element): introduce un elemento al final del arreglo.</text:p>
      <text:p text:style-name="P21">array_pop(array, element): saca y destruye el elemento al final del arreglo.</text:p>
      <text:p text:style-name="P21">count(array): devuelve el numero de elementos en el arreglo</text:p>
      <text:p text:style-name="P21">max(array): devuelve el mayor valor dentro del arreglo</text:p>
      <text:p text:style-name="P24"><text:span text:style-name="T6">min(array): devuelve el menor valor dentro del arreglo</text:span></text:p>
      <text:p text:style-name="P25"><text:span text:style-name="T4">in_array(element, array): devuelve verdadero o falso si un elemento esta dentro del arreglo.</text:span></text:p>
      <text:p text:style-name="P25"><text:span text:style-name="T4">sort(array): ordena el arreglo de menor a mayor</text:span></text:p>
      <text:p text:style-name="P25"><text:span text:style-name="T4">rsort(array): ordena el arreglo de mayor a menor</text:span></text:p>
      <text:p text:style-name="P25"><text:span text:style-name="T4">implode(delimiter, array): Transforma todos los elementos en un array en un solo string que sera separado por el delimitador especificado.</text:span></text:p>
      <text:p text:style-name="P25"><text:span text:style-name="T4">explode(delimiter, array): hace lo contrario de implode.</text:span></text:p>
      <text:p text:style-name="P25"><text:span text:style-name="T4"/></text:p>
      <text:p text:style-name="P26"><text:span text:style-name="T4">Los arreglos tambien pueden ser accedidos por pointers, estos pointers son funciones que devuelven un apuntador elemento actual y podemos ir al siguiente elemento.</text:span></text:p>
      <text:p text:style-name="P26"><text:span text:style-name="T4"/></text:p>
      <text:p text:style-name="P26"><text:span text:style-name="T4">current(array): devuelve un pointer al elemento al cual esta apuntando.</text:span></text:p>
      <text:p text:style-name="P26"><text:span text:style-name="T4">next(array): aumenta el apuntador para que ahora apunte al siguiente elemento.</text:span></text:p>
      <text:p text:style-name="P26"><text:span text:style-name="T4">reset(array): resetea el pointer para que vuelva a apuntar al inicio.</text:span></text:p>
      <text:p text:style-name="P26"><text:span text:style-name="T4">end(array): mueve el pointer al final del arreglo.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oto Serif" fo:font-family="'Noto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1-31T13:05:05.967595778</dc:date>
    <meta:editing-duration>PT2H5M58S</meta:editing-duration>
    <meta:editing-cycles>10</meta:editing-cycles>
    <meta:generator>LibreOffice/6.3.4.2.0$Linux_X86_64 LibreOffice_project/30$Build-2</meta:generator>
    <meta:document-statistic meta:table-count="0" meta:image-count="0" meta:object-count="0" meta:page-count="4" meta:paragraph-count="116" meta:word-count="1009" meta:character-count="6585" meta:non-whitespace-character-count="5446"/>
  </office:meta>
</office:document-meta>
</file>